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e1d4c" officeooo:paragraph-rsid="003e1d4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3fa745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fa745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fa745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31615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44d7b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386788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e1d4c" style:font-size-asian="12pt" style:font-weight-asian="bold" style:font-size-complex="12pt" style:font-weight-complex="bold"/>
    </style:style>
    <style:style style:name="T9" style:family="text">
      <style:text-properties officeooo:rsid="003e57c1"/>
    </style:style>
    <style:style style:name="T10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10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1">4</text:span><text:span text:style-name="T2">0</text:span><text:span text:style-name="T3">1</text:span><text:span text:style-name="T4"> - </text:span><text:span text:style-name="T5">A/</text:span><text:span text:style-name="T6">A</text:span><text:span text:style-name="T7"> - </text:span><text:span text:style-name="T8">None</text:span></text:p>
      <text:p text:style-name="P2"/>
      <text:p text:style-name="P1">C-101EB is unarmed. <text:s/>See preflight<text:span text:style-name="T9">/takeoff/landing page</text:span> for smoke system instruc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2:10:27.606000000</dc:date>
    <meta:editing-duration>PT7H26M43S</meta:editing-duration>
    <meta:editing-cycles>5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33" meta:character-count="168" meta:non-whitespace-character-count="142"/>
  </office:meta>
</office:document-meta>
</file>